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B0000006408D6E5CB89164C08B.jpg" manifest:media-type="image/jpeg"/>
  <manifest:file-entry manifest:full-path="Pictures/10000000000005E80000041700DF53A33DC16BF9.jpg" manifest:media-type="image/jpeg"/>
  <manifest:file-entry manifest:full-path="Pictures/1000000000000780000005A02C3086D4FBB10ED4.jpg" manifest:media-type="image/jpeg"/>
  <manifest:file-entry manifest:full-path="Pictures/10000201000001C2000001C231879DBE34F88730.png" manifest:media-type="image/png"/>
  <manifest:file-entry manifest:full-path="Pictures/10000000000004B0000006405C9DEB89F2E46A0D.jpg" manifest:media-type="image/jpeg"/>
  <manifest:file-entry manifest:full-path="Pictures/1000000000000640000004B05C0C9C3A070A07FC.jpg" manifest:media-type="image/jpeg"/>
  <manifest:file-entry manifest:full-path="Pictures/10000000000001F20000018BC1144E02B322AA55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pitch="variable"/>
    <style:font-face style:name="Mitr SemiBold" svg:font-family="'Mitr SemiBold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2.241cm" fo:min-width="24.5cm" fo:padding-top="0.13cm" fo:padding-bottom="0.13cm" fo:padding-left="0.25cm" fo:padding-right="0.25cm" fo:wrap-option="wrap" draw:shadow="visible" draw:shadow-offset-x="0.071cm" draw:shadow-offset-y="0.071cm" draw:shadow-color="#000000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3.241cm" fo:min-width="12.401cm" fo:padding-top="0.13cm" fo:padding-bottom="0.13cm" fo:padding-left="0.25cm" fo:padding-right="0.25cm" fo:wrap-option="wrap" draw:shadow="visible" draw:shadow-offset-x="0.071cm" draw:shadow-offset-y="0.071cm" draw:shadow-color="#000000"/>
    </style:style>
    <style:style style:name="gr4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4.141cm" fo:min-width="20.701cm" fo:padding-top="0.13cm" fo:padding-bottom="0.13cm" fo:padding-left="0.25cm" fo:padding-right="0.25cm" fo:wrap-option="wrap" draw:shadow="visible" draw:shadow-offset-x="0.071cm" draw:shadow-offset-y="0.071cm" draw:shadow-color="#000000"/>
    </style:style>
    <style:style style:name="gr5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style:font-name="Mitr SemiBold" fo:font-weight="normal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Mitr SemiBold" fo:font-size="40pt" fo:letter-spacing="0.06cm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style:font-name="Mitr SemiBold" fo:font-size="40pt" fo:font-weight="normal"/>
    </style:style>
    <style:style style:name="P5" style:family="paragraph"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style:text-position="0% 100%" fo:font-size="40pt" fo:letter-spacing="0.06cm" fo:font-style="normal" fo:text-shadow="none" style:text-underline-style="none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letter-spacing="0.06cm" fo:font-style="normal" fo:text-shadow="none" style:text-underline-style="none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39.999cm" svg:height="27.697cm" svg:x="1.001cm" svg:y="1.003cm">
          <draw:image xlink:href="Pictures/10000000000005E80000041700DF53A33DC16BF9.jpg" xlink:type="simple" xlink:show="embed" xlink:actuate="onLoad">
            <text:p/>
          </draw:image>
        </draw:frame>
        <draw:custom-shape draw:style-name="gr2" draw:text-style-name="P3" draw:layer="layout" svg:width="25cm" svg:height="2.5cm" svg:x="7cm" svg:y="3.8cm">
          <text:p text:style-name="P2"><text:span text:style-name="T1">Automação Industrial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3" draw:text-style-name="P3" draw:layer="layout" svg:width="12.9cm" svg:height="3.5cm" svg:x="3.5cm" svg:y="8cm">
          <text:p text:style-name="P4"><text:span text:style-name="T2">Programação</text:span></text:p>
          <text:p text:style-name="P4"><text:span text:style-name="T2">CLP e IHM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4" draw:text-style-name="P3" draw:layer="layout" svg:width="21.2cm" svg:height="4.4cm" svg:x="17.6cm" svg:y="20.5cm">
          <text:p text:style-name="P4"><text:span text:style-name="T2">Inversores de Frequência</text:span></text:p>
          <text:p text:style-name="P4"><text:span text:style-name="T2">Servomotores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5" draw:text-style-name="P5" draw:layer="layout" svg:width="6.4cm" svg:height="4.8cm" svg:x="3.1cm" svg:y="13cm">
          <draw:image xlink:href="Pictures/1000000000000780000005A02C3086D4FBB10ED4.jpg" xlink:type="simple" xlink:show="embed" xlink:actuate="onLoad">
            <text:p/>
          </draw:image>
        </draw:frame>
        <draw:frame draw:style-name="gr5" draw:text-style-name="P5" draw:layer="layout" svg:width="8cm" svg:height="10.66cm" svg:x="20cm" svg:y="8.5cm">
          <draw:image xlink:href="Pictures/10000000000004B0000006408D6E5CB89164C08B.jpg" xlink:type="simple" xlink:show="embed" xlink:actuate="onLoad">
            <text:p/>
          </draw:image>
        </draw:frame>
        <draw:frame draw:style-name="gr5" draw:text-style-name="P5" draw:layer="layout" svg:width="8cm" svg:height="10.66cm" svg:x="30cm" svg:y="8.5cm">
          <draw:image xlink:href="Pictures/10000000000004B0000006405C9DEB89F2E46A0D.jpg" xlink:type="simple" xlink:show="embed" xlink:actuate="onLoad">
            <text:p/>
          </draw:image>
        </draw:frame>
        <draw:frame draw:style-name="gr5" draw:text-style-name="P5" draw:layer="layout" svg:width="6.41cm" svg:height="4.8cm" svg:x="10.5cm" svg:y="13cm">
          <draw:image xlink:href="Pictures/1000000000000640000004B05C0C9C3A070A07FC.jpg" xlink:type="simple" xlink:show="embed" xlink:actuate="onLoad">
            <text:p/>
          </draw:image>
        </draw:frame>
        <draw:frame draw:style-name="gr1" draw:text-style-name="P1" draw:layer="layout" svg:width="5cm" svg:height="5cm" svg:x="35.145cm" svg:y="2cm">
          <draw:image xlink:href="Pictures/10000201000001C2000001C231879DBE34F88730.png" xlink:type="simple" xlink:show="embed" xlink:actuate="onLoad">
            <text:p/>
          </draw:image>
        </draw:frame>
        <draw:frame draw:style-name="gr5" draw:text-style-name="P5" draw:layer="layout" svg:width="10.061cm" svg:height="7.981cm" svg:x="4.539cm" svg:y="19cm">
          <draw:image xlink:href="Pictures/10000000000001F20000018BC1144E02B322AA55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pitch="variable"/>
    <style:font-face style:name="Mitr SemiBold" svg:font-family="'Mitr SemiBold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8T11:22:39.509000000</meta:creation-date>
    <dc:date>2017-05-16T16:41:48.794000000</dc:date>
    <meta:editing-duration>PT2H20M39S</meta:editing-duration>
    <meta:editing-cycles>16</meta:editing-cycles>
    <meta:generator>LibreOffice/5.2.6.2$Windows_x86 LibreOffice_project/a3100ed2409ebf1c212f5048fbe377c281438fdc</meta:generator>
    <meta:document-statistic meta:object-count="10"/>
  </office:meta>
</office:document-meta>
</file>